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niglet" svg:font-family="Sniglet, ChunkFiveRegular, Arial, sans-serif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rsiva Hebrew" svg:font-family="'Corsiva Hebrew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4f3a3"/>
    </style:style>
    <style:style style:name="P2" style:family="paragraph" style:parent-style-name="Standard">
      <style:text-properties officeooo:paragraph-rsid="00067ce3"/>
    </style:style>
    <style:style style:name="P3" style:family="paragraph" style:parent-style-name="Standard">
      <style:text-properties style:font-name="Courier"/>
    </style:style>
    <style:style style:name="P4" style:family="paragraph" style:parent-style-name="Standard">
      <style:text-properties style:font-name="Courier" officeooo:paragraph-rsid="0004f3a3"/>
    </style:style>
    <style:style style:name="P5" style:family="paragraph" style:parent-style-name="Standard">
      <style:text-properties style:font-name="Courier" officeooo:paragraph-rsid="001cdc78"/>
    </style:style>
    <style:style style:name="P6" style:family="paragraph" style:parent-style-name="Standard">
      <style:paragraph-properties>
        <style:tab-stops>
          <style:tab-stop style:position="2.4638in"/>
        </style:tab-stops>
      </style:paragraph-properties>
      <style:text-properties style:font-name="Courier" officeooo:paragraph-rsid="001cdc78"/>
    </style:style>
    <style:style style:name="P7" style:family="paragraph" style:parent-style-name="Standard">
      <style:text-properties style:font-name="Courier" fo:font-size="11pt" officeooo:paragraph-rsid="001cdc78" style:font-size-asian="11pt" style:font-size-complex="11pt"/>
    </style:style>
    <style:style style:name="P8" style:family="paragraph" style:parent-style-name="Standard">
      <style:text-properties style:font-name="Courier" fo:font-size="11pt" officeooo:paragraph-rsid="0021e851" style:font-size-asian="11pt" style:font-size-complex="11pt"/>
    </style:style>
    <style:style style:name="P9" style:family="paragraph" style:parent-style-name="Standard">
      <style:text-properties style:font-name="Courier" officeooo:paragraph-rsid="0021e851"/>
    </style:style>
    <style:style style:name="P10" style:family="paragraph" style:parent-style-name="Standard">
      <style:text-properties style:font-name="Courier" officeooo:paragraph-rsid="00291dd5"/>
    </style:style>
    <style:style style:name="P11" style:family="paragraph" style:parent-style-name="Standard">
      <style:text-properties officeooo:paragraph-rsid="0009f5d3"/>
    </style:style>
    <style:style style:name="P12" style:family="paragraph" style:parent-style-name="Standard">
      <style:text-properties style:font-name="Times New Roman" officeooo:paragraph-rsid="000bce02"/>
    </style:style>
    <style:style style:name="P13" style:family="paragraph" style:parent-style-name="Standard">
      <style:text-properties style:font-name="Times New Roman" officeooo:paragraph-rsid="000d413a"/>
    </style:style>
    <style:style style:name="P14" style:family="paragraph" style:parent-style-name="Standard">
      <style:text-properties fo:font-style="normal" officeooo:paragraph-rsid="000d413a" style:font-style-asian="normal" style:font-style-complex="normal"/>
    </style:style>
    <style:style style:name="P15" style:family="paragraph" style:parent-style-name="Standard" style:list-style-name="L1">
      <style:text-properties officeooo:paragraph-rsid="00067ce3"/>
    </style:style>
    <style:style style:name="P16" style:family="paragraph" style:parent-style-name="Standard">
      <style:text-properties officeooo:paragraph-rsid="0012adf0"/>
    </style:style>
    <style:style style:name="P17" style:family="paragraph" style:parent-style-name="Standard" style:list-style-name="L2">
      <style:text-properties fo:font-weight="bold" officeooo:paragraph-rsid="0010ede0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2.4728in"/>
        </style:tab-stops>
      </style:paragraph-properties>
      <style:text-properties officeooo:paragraph-rsid="001a0621"/>
    </style:style>
    <style:style style:name="P19" style:family="paragraph" style:parent-style-name="Standard">
      <style:text-properties fo:font-size="10pt" officeooo:paragraph-rsid="00249dd3" style:font-size-asian="10pt" style:font-size-complex="10pt"/>
    </style:style>
    <style:style style:name="P20" style:family="paragraph" style:parent-style-name="Text_20_body">
      <style:text-properties officeooo:paragraph-rsid="0009f5d3"/>
    </style:style>
    <style:style style:name="P21" style:family="paragraph" style:parent-style-name="Text_20_body">
      <style:text-properties officeooo:paragraph-rsid="001a0621"/>
    </style:style>
    <style:style style:name="P22" style:family="paragraph" style:parent-style-name="Heading_20_2">
      <style:text-properties fo:font-size="12pt" fo:font-style="normal" style:font-size-asian="12pt" style:font-style-asian="normal" style:font-size-complex="12pt" style:font-style-complex="normal"/>
    </style:style>
    <style:style style:name="P23" style:family="paragraph" style:parent-style-name="Heading_20_2">
      <style:text-properties fo:font-size="12pt" fo:font-style="normal" style:font-size-asian="10.5pt" style:font-style-asian="normal" style:font-size-complex="12pt" style:font-style-complex="normal"/>
    </style:style>
    <style:style style:name="P24" style:family="paragraph" style:parent-style-name="Heading_20_2">
      <style:text-properties fo:font-size="12pt" fo:font-style="normal" officeooo:paragraph-rsid="0009f5d3" style:font-size-asian="10.5pt" style:font-style-asian="normal" style:font-size-complex="12pt" style:font-style-complex="normal"/>
    </style:style>
    <style:style style:name="P2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4f3a3"/>
    </style:style>
    <style:style style:name="T2" style:family="text">
      <style:text-properties officeooo:rsid="00061ff5"/>
    </style:style>
    <style:style style:name="T3" style:family="text">
      <style:text-properties officeooo:rsid="00067ce3"/>
    </style:style>
    <style:style style:name="T4" style:family="text">
      <style:text-properties style:font-name="Courier"/>
    </style:style>
    <style:style style:name="T5" style:family="text">
      <style:text-properties style:font-name="Courier" officeooo:rsid="00067ce3"/>
    </style:style>
    <style:style style:name="T6" style:family="text">
      <style:text-properties style:font-name="Courier" officeooo:rsid="0009f5d3"/>
    </style:style>
    <style:style style:name="T7" style:family="text">
      <style:text-properties style:font-name="Courier" officeooo:rsid="0004f3a3"/>
    </style:style>
    <style:style style:name="T8" style:family="text">
      <style:text-properties style:font-name="Courier" officeooo:rsid="000bce02"/>
    </style:style>
    <style:style style:name="T9" style:family="text">
      <style:text-properties style:font-name="Courier" officeooo:rsid="000e5aca"/>
    </style:style>
    <style:style style:name="T10" style:family="text">
      <style:text-properties style:font-name="Courier" officeooo:rsid="000efae7"/>
    </style:style>
    <style:style style:name="T11" style:family="text">
      <style:text-properties style:font-name="Courier" fo:font-weight="normal" officeooo:rsid="001565d8" style:font-weight-asian="normal" style:font-weight-complex="normal"/>
    </style:style>
    <style:style style:name="T12" style:family="text">
      <style:text-properties style:font-name="Courier" fo:font-weight="normal" officeooo:rsid="00169273" style:font-weight-asian="normal" style:font-weight-complex="normal"/>
    </style:style>
    <style:style style:name="T13" style:family="text">
      <style:text-properties style:font-name="Courier" fo:font-weight="normal" officeooo:rsid="00174dee" style:font-weight-asian="normal" style:font-weight-complex="normal"/>
    </style:style>
    <style:style style:name="T14" style:family="text">
      <style:text-properties style:font-name="Courier" officeooo:rsid="001a0621"/>
    </style:style>
    <style:style style:name="T15" style:family="text">
      <style:text-properties style:font-name="Courier" officeooo:rsid="0023c4a0"/>
    </style:style>
    <style:style style:name="T16" style:family="text">
      <style:text-properties officeooo:rsid="000934ef"/>
    </style:style>
    <style:style style:name="T17" style:family="text">
      <style:text-properties officeooo:rsid="0009f5d3"/>
    </style:style>
    <style:style style:name="T18" style:family="text">
      <style:text-properties officeooo:rsid="000bce02"/>
    </style:style>
    <style:style style:name="T19" style:family="text">
      <style:text-properties officeooo:rsid="000c299a"/>
    </style:style>
    <style:style style:name="T20" style:family="text">
      <style:text-properties fo:font-weight="bold" officeooo:rsid="000c299a" style:font-weight-asian="bold" style:font-weight-complex="bold"/>
    </style:style>
    <style:style style:name="T21" style:family="text">
      <style:text-properties fo:font-weight="bold" officeooo:rsid="000d413a" style:font-weight-asian="bold" style:font-weight-complex="bold"/>
    </style:style>
    <style:style style:name="T22" style:family="text">
      <style:text-properties fo:font-weight="bold" officeooo:rsid="00067ce3" style:font-weight-asian="bold" style:font-weight-complex="bold"/>
    </style:style>
    <style:style style:name="T23" style:family="text">
      <style:text-properties fo:font-weight="normal" officeooo:rsid="000c299a" style:font-weight-asian="normal" style:font-weight-complex="normal"/>
    </style:style>
    <style:style style:name="T24" style:family="text">
      <style:text-properties fo:font-weight="normal" officeooo:rsid="000d413a" style:font-weight-asian="normal" style:font-weight-complex="normal"/>
    </style:style>
    <style:style style:name="T25" style:family="text">
      <style:text-properties fo:font-weight="normal" officeooo:rsid="0010ede0" style:font-weight-asian="normal" style:font-weight-complex="normal"/>
    </style:style>
    <style:style style:name="T26" style:family="text">
      <style:text-properties fo:font-weight="normal" officeooo:rsid="001565d8" style:font-weight-asian="normal" style:font-weight-complex="normal"/>
    </style:style>
    <style:style style:name="T27" style:family="text">
      <style:text-properties fo:font-weight="normal" officeooo:rsid="00169273" style:font-weight-asian="normal" style:font-weight-complex="normal"/>
    </style:style>
    <style:style style:name="T28" style:family="text">
      <style:text-properties fo:font-weight="normal" officeooo:rsid="00174dee" style:font-weight-asian="normal" style:font-weight-complex="normal"/>
    </style:style>
    <style:style style:name="T29" style:family="text">
      <style:text-properties officeooo:rsid="000d413a"/>
    </style:style>
    <style:style style:name="T30" style:family="text">
      <style:text-properties officeooo:rsid="000e5aca"/>
    </style:style>
    <style:style style:name="T31" style:family="text">
      <style:text-properties officeooo:rsid="000efae7"/>
    </style:style>
    <style:style style:name="T32" style:family="text">
      <style:text-properties officeooo:rsid="0010ede0"/>
    </style:style>
    <style:style style:name="T33" style:family="text">
      <style:text-properties officeooo:rsid="0012adf0"/>
    </style:style>
    <style:style style:name="T34" style:family="text">
      <style:text-properties officeooo:rsid="0013d85f"/>
    </style:style>
    <style:style style:name="T35" style:family="text">
      <style:text-properties officeooo:rsid="0015517d"/>
    </style:style>
    <style:style style:name="T36" style:family="text">
      <style:text-properties officeooo:rsid="00174dee"/>
    </style:style>
    <style:style style:name="T37" style:family="text">
      <style:text-properties fo:font-size="12pt" fo:font-style="normal" officeooo:rsid="001a0621" style:font-size-asian="10.5pt" style:font-style-asian="normal" style:font-size-complex="12pt" style:font-style-complex="normal"/>
    </style:style>
    <style:style style:name="T38" style:family="text">
      <style:text-properties fo:font-size="12pt" officeooo:rsid="0021e851" style:font-size-asian="12pt" style:font-size-complex="12pt"/>
    </style:style>
    <style:style style:name="T39" style:family="text">
      <style:text-properties fo:font-size="12pt" officeooo:rsid="0004f3a3" style:font-size-asian="12pt" style:font-size-complex="12pt"/>
    </style:style>
    <style:style style:name="T40" style:family="text">
      <style:text-properties style:font-name="Times New Roman" officeooo:rsid="001a0621"/>
    </style:style>
    <style:style style:name="T41" style:family="text">
      <style:text-properties style:font-name="Times New Roman" fo:font-size="12pt" officeooo:rsid="001a0621" style:font-size-asian="12pt" style:font-size-complex="12pt"/>
    </style:style>
    <style:style style:name="T42" style:family="text">
      <style:text-properties style:font-name="Times New Roman" fo:font-size="12pt" officeooo:rsid="0004f3a3" style:font-size-asian="12pt" style:font-size-complex="12pt"/>
    </style:style>
    <style:style style:name="T43" style:family="text">
      <style:text-properties style:font-name="Times New Roman" fo:font-size="12pt" officeooo:rsid="0021e851" style:font-size-asian="12pt" style:font-size-complex="12pt"/>
    </style:style>
    <style:style style:name="T44" style:family="text">
      <style:text-properties style:font-name="Times New Roman" officeooo:rsid="001bf118"/>
    </style:style>
    <style:style style:name="T45" style:family="text">
      <style:text-properties style:font-name="Times New Roman" officeooo:rsid="001cdc78"/>
    </style:style>
    <style:style style:name="T46" style:family="text">
      <style:text-properties style:font-name="Times New Roman" officeooo:rsid="001ece2f"/>
    </style:style>
    <style:style style:name="T47" style:family="text">
      <style:text-properties fo:font-variant="normal" fo:text-transform="none" fo:color="#000000" style:font-name="Times New Roman" fo:font-size="12pt" fo:letter-spacing="normal" fo:font-style="normal" fo:font-weight="normal" officeooo:rsid="001a0621" style:font-size-asian="12pt" style:font-size-complex="12pt"/>
    </style:style>
    <style:style style:name="T48" style:family="text">
      <style:text-properties fo:font-variant="normal" fo:text-transform="none" fo:color="#000000" style:font-name="Courier" fo:font-size="12pt" fo:letter-spacing="normal" fo:font-style="normal" fo:font-weight="normal" officeooo:rsid="001a0621" style:font-size-asian="12pt" style:font-size-complex="12pt"/>
    </style:style>
    <style:style style:name="T49" style:family="text">
      <style:text-properties officeooo:rsid="001bf118"/>
    </style:style>
    <style:style style:name="T50" style:family="text">
      <style:text-properties officeooo:rsid="001cdc78"/>
    </style:style>
    <style:style style:name="T51" style:family="text">
      <style:text-properties officeooo:rsid="001ece2f"/>
    </style:style>
    <style:style style:name="T52" style:family="text">
      <style:text-properties style:font-name="Times" officeooo:rsid="001ece2f"/>
    </style:style>
    <style:style style:name="T53" style:family="text">
      <style:text-properties style:font-name="Times" officeooo:rsid="001ef360"/>
    </style:style>
    <style:style style:name="T54" style:family="text">
      <style:text-properties style:font-name="Times" fo:font-weight="bold" officeooo:rsid="001ef360" style:font-weight-asian="bold" style:font-weight-complex="bold"/>
    </style:style>
    <style:style style:name="T55" style:family="text">
      <style:text-properties style:font-name="Times" officeooo:rsid="0021e851"/>
    </style:style>
    <style:style style:name="T56" style:family="text">
      <style:text-properties style:font-name="Times" officeooo:rsid="0004f3a3"/>
    </style:style>
    <style:style style:name="T57" style:family="text">
      <style:text-properties style:font-name="Times" fo:font-size="12pt" officeooo:rsid="0021e851" style:font-size-asian="12pt" style:font-size-complex="12pt"/>
    </style:style>
    <style:style style:name="T58" style:family="text">
      <style:text-properties style:font-name="Times" officeooo:rsid="0023c4a0"/>
    </style:style>
    <style:style style:name="T59" style:family="text">
      <style:text-properties style:font-name="Times" officeooo:rsid="0026729f"/>
    </style:style>
    <style:style style:name="T60" style:family="text">
      <style:text-properties style:font-name="Times" officeooo:rsid="00277f70"/>
    </style:style>
    <style:style style:name="T61" style:family="text">
      <style:text-properties style:font-name="Times" officeooo:rsid="00291dd5"/>
    </style:style>
    <style:style style:name="T62" style:family="text">
      <style:text-properties officeooo:rsid="0021e851"/>
    </style:style>
    <style:style style:name="T63" style:family="text">
      <style:text-properties officeooo:rsid="0023c4a0"/>
    </style:style>
    <style:style style:name="T64" style:family="text">
      <style:text-properties style:text-position="super 58%" fo:font-size="12pt" fo:font-style="normal" officeooo:rsid="0023c4a0" style:font-size-asian="10.5pt" style:font-style-asian="normal" style:font-size-complex="12pt" style:font-style-complex="normal"/>
    </style:style>
    <style:style style:name="T65" style:family="text">
      <style:text-properties officeooo:rsid="0026729f"/>
    </style:style>
    <style:style style:name="T66" style:family="text">
      <style:text-properties officeooo:rsid="00277f70"/>
    </style:style>
    <style:style style:name="T67" style:family="text">
      <style:text-properties officeooo:rsid="00291d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16">CSS Cheatsheet</text:span></text:h>
      <text:p text:style-name="P11"><text:span text:style-name="T17"/></text:p>
      <text:p text:style-name="P11"><text:span text:style-name="T17">CSS (Cascading Style Sheets) add color and shape to HTML documents. When writing CSS you create rules that pick elements in an HTML document, then change those elements' properties.</text:span></text:p>
      <text:p text:style-name="P11"><text:span text:style-name="T3"/></text:p>
      <text:h text:style-name="P22" text:outline-level="2"><text:span text:style-name="T19">T</text:span><text:span text:style-name="T3">he </text:span><text:span text:style-name="T5">&lt;style&gt;</text:span><text:span text:style-name="T3"> element</text:span></text:h>
      <text:p text:style-name="Standard"><text:span text:style-name="T17">The easiest way to add CSS to an HTML document is to create a </text:span><text:span text:style-name="T6">&lt;style&gt;</text:span><text:span text:style-name="T17"> element </text:span><text:span text:style-name="T35">and put</text:span><text:span text:style-name="T17"> your CSS in it, either in the </text:span><text:span text:style-name="T6">&lt;head&gt;</text:span><text:span text:style-name="T17"> or </text:span><text:span text:style-name="T6">&lt;body&gt;</text:span><text:span text:style-name="T17"> element of the document. If you are adding CSS to HTML in a system like TileMill, put your </text:span><text:span text:style-name="T6">&lt;style&gt;</text:span><text:span text:style-name="T17"> element first.</text:span></text:p>
      <text:p text:style-name="P11"><text:span text:style-name="T17"/></text:p>
      <text:h text:style-name="P22" text:outline-level="2"><text:span text:style-name="T19">R</text:span><text:span text:style-name="T17">ules</text:span></text:h>
      <text:p text:style-name="P20"><text:span text:style-name="T17">CSS rules start with a selector and </text:span><text:span text:style-name="T6">{</text:span><text:span text:style-name="T17">. Starting on the next line, a property and its value are listed (separated by </text:span><text:span text:style-name="T6">:</text:span><text:span text:style-name="T17">) and each line ends with </text:span><text:span text:style-name="T6">;</text:span><text:span text:style-name="T17">. Finally, on its own line, the rule ends with </text:span><text:span text:style-name="T6">}</text:span><text:span text:style-name="T17">. For example:</text:span></text:p>
      <text:p text:style-name="P3"><text:span text:style-name="T17">p {</text:span></text:p>
      <text:p text:style-name="P3"><text:span text:style-name="T17"><text:s text:c="4"/>color: green;</text:span></text:p>
      <text:p text:style-name="P3"><text:span text:style-name="T17"><text:s text:c="4"/>font-weight: bold;</text:span></text:p>
      <text:p text:style-name="P3"><text:span text:style-name="T17"><text:s text:c="4"/>margin: 15px;</text:span></text:p>
      <text:p text:style-name="P3"><text:span text:style-name="T17">}</text:span></text:p>
      <text:p text:style-name="P3"><text:span text:style-name="T17"/></text:p>
      <text:p text:style-name="P12"><text:span text:style-name="T18">This rule selects </text:span><text:span text:style-name="T33">all</text:span><text:span text:style-name="T18"> </text:span><text:span text:style-name="T8">&lt;p&gt;</text:span><text:span text:style-name="T18"> </text:span><text:span text:style-name="T35">HTML </text:span><text:span text:style-name="T18">elements on the page, then changes three properties </text:span><text:span text:style-name="T35">for all of those elements</text:span><text:span text:style-name="T18">. It sets </text:span><text:span text:style-name="T8">color</text:span><text:span text:style-name="T18"> to </text:span><text:span text:style-name="T8">green</text:span><text:span text:style-name="T18">, </text:span><text:span text:style-name="T8">font-weight</text:span><text:span text:style-name="T18"> to </text:span><text:span text:style-name="T8">bold</text:span><text:span text:style-name="T18">, and </text:span><text:span text:style-name="T8">margin</text:span><text:span text:style-name="T18"> to </text:span><text:span text:style-name="T8">15px</text:span><text:span text:style-name="T18">. </text:span><text:span text:style-name="T19">These properties and their values are described below in </text:span><text:span text:style-name="T20">Properties</text:span><text:span text:style-name="T23">.</text:span></text:p>
      <text:p text:style-name="P12"><text:span text:style-name="T23"/></text:p>
      <text:p text:style-name="P13"><text:span text:style-name="T24">You can define as many rules as you need. </text:span><text:span text:style-name="T21">An element is styled using the last, most specific, rule that applies to it.</text:span></text:p>
      <text:p text:style-name="P13"><text:span text:style-name="T24"/></text:p>
      <text:h text:style-name="P23" text:outline-level="2"><text:span text:style-name="T19">S</text:span><text:span text:style-name="T3">electors</text:span></text:h>
      <text:p text:style-name="P14"><text:span text:style-name="T29">There are three basic types of selectors, </text:span><text:span text:style-name="T33">in order of specificity</text:span><text:span text:style-name="T29">:</text:span></text:p>
      <text:list xml:id="list6439210673404409331" text:style-name="L1">
        <text:list-item>
          <text:p text:style-name="P15"><text:span text:style-name="T22">elements:</text:span><text:span text:style-name="T3"> </text:span><text:span text:style-name="T30">Select all elements of a type by using the name of the element without the </text:span><text:span text:style-name="T9">&lt;</text:span><text:span text:style-name="T30"> and </text:span><text:span text:style-name="T9">&gt;</text:span><text:span text:style-name="T30">. For example, to select all </text:span><text:span text:style-name="T9">&lt;a&gt;</text:span><text:span text:style-name="T30"> elements, use </text:span><text:span text:style-name="T9">a</text:span><text:span text:style-name="T30">.</text:span></text:p>
        </text:list-item>
        <text:list-item>
          <text:p text:style-name="P15"><text:span text:style-name="T22">classes:</text:span><text:span text:style-name="T3"> </text:span><text:span text:style-name="T31">Select all elements of a class by using a </text:span><text:span text:style-name="T10">.</text:span><text:span text:style-name="T31"> followed by the class name. For example, to select all elements with class </text:span><text:span text:style-name="T10">legend-box</text:span><text:span text:style-name="T31">, use </text:span><text:span text:style-name="T10">.legend-box</text:span><text:span text:style-name="T31">.</text:span></text:p>
        </text:list-item>
        <text:list-item>
          <text:p text:style-name="P15"><text:span text:style-name="T22">ids:</text:span><text:span text:style-name="T3"> </text:span><text:span text:style-name="T31">Select an element with an id by using a </text:span><text:span text:style-name="T10">#</text:span><text:span text:style-name="T31"> followed by the id of the element. For example, to select the element with id </text:span><text:span text:style-name="T10">legend</text:span><text:span text:style-name="T31">, use </text:span><text:span text:style-name="T10">#legend</text:span><text:span text:style-name="T31">.</text:span></text:p>
        </text:list-item>
      </text:list>
      <text:p text:style-name="P2"><text:span text:style-name="T31"/></text:p>
      <text:p text:style-name="P16"><text:span text:style-name="T33">Selectors become powerful as you combine them to selec</text:span><text:span text:style-name="T34">t elements in more specific ways:</text:span></text:p>
      <text:p text:style-name="P16"><text:span text:style-name="T33"/></text:p>
      <text:list xml:id="list8702660088895810211" text:style-name="L2">
        <text:list-item>
          <text:p text:style-name="P17"><text:span text:style-name="T32">nested elements:</text:span><text:span text:style-name="T25"> </text:span><text:span text:style-name="T27">Select</text:span><text:span text:style-name="T26"> elements within other elements by putting spaces between the selectors. For example, to find every </text:span><text:span text:style-name="T11">&lt;a&gt;</text:span><text:span text:style-name="T26"> element within a </text:span><text:span text:style-name="T11">&lt;p&gt;</text:span><text:span text:style-name="T26"> element, use </text:span><text:span text:style-name="T11">p a</text:span><text:span text:style-name="T26"> as your selector.</text:span></text:p>
        </text:list-item>
        <text:list-item>
          <text:p text:style-name="P17"><text:span text:style-name="T36">AND</text:span><text:span text:style-name="T32">:</text:span><text:span text:style-name="T27"> Select elements for which two selectors are true by listing them without spaces. For example, to find every </text:span><text:span text:style-name="T12">&lt;a&gt;</text:span><text:span text:style-name="T27"> element of class </text:span><text:span text:style-name="T12">legend-link</text:span><text:span text:style-name="T27">, use </text:span><text:span text:style-name="T12">a.legend-link</text:span><text:span text:style-name="T27"> as your selector.</text:span></text:p>
        </text:list-item>
        <text:list-item>
          <text:p text:style-name="P17"><text:span text:style-name="T32">OR:</text:span><text:span text:style-name="T25"> </text:span><text:span text:style-name="T28">Select elements where one or more selectors are true by separating each selector with a comma (</text:span><text:span text:style-name="T13">,</text:span><text:span text:style-name="T28">). For example, to find all </text:span><text:span text:style-name="T13">&lt;p&gt;</text:span><text:span text:style-name="T28"> elements and all </text:span><text:span text:style-name="T13">&lt;div&gt;</text:span><text:span text:style-name="T28"> elements, use </text:span><text:span text:style-name="T13">p, div</text:span><text:span text:style-name="T28"> as your selector.</text:span></text:p>
        </text:list-item>
      </text:list>
      <text:p text:style-name="Standard"><text:soft-page-break/><text:span text:style-name="T1"/></text:p>
      <text:p text:style-name="Standard"><text:span text:style-name="T1"/></text:p>
      <text:h text:style-name="P24" text:outline-level="2"><text:span text:style-name="T19">P</text:span><text:span text:style-name="T3">roperties</text:span></text:h>
      <text:p text:style-name="P21"><text:span text:style-name="T37">There are many CSS properties</text:span><text:span text:style-name="T64"><text:note text:id="ftn0" text:note-class="footnote"><text:note-citation>1</text:note-citation><text:note-body><text:p text:style-name="P19"><text:span text:style-name="T63">: F</text:span><text:span text:style-name="T1">ind all properties here: https://developer.mozilla.org/en-US/docs/Web/CSS/Reference</text:span></text:p></text:note-body></text:note></text:span><text:span text:style-name="T37">. Here are the ones you will most likely be using:</text:span></text:p>
      <text:p text:style-name="P21"><text:span text:style-name="T37"/></text:p>
      <text:p text:style-name="P18"><text:span text:style-name="T7">color<text:tab/></text:span><text:span text:style-name="T40">Set the foreground color (eg, text color). Can be a common color <text:tab/><text:tab/>name (eg, </text:span><text:span text:style-name="T14">red</text:span><text:span text:style-name="T40"> or </text:span><text:span text:style-name="T14">blue</text:span><text:span text:style-name="T40">), a hex color starting with </text:span><text:span text:style-name="T14">#</text:span><text:span text:style-name="T40">, or an HSL <text:tab/>color, eg</text:span><text:span text:style-name="T41">, </text:span><text:span text:style-name="T48">hsl(175, 47%, 50%)</text:span><text:span text:style-name="T47">.</text:span></text:p>
      <text:p text:style-name="P5"><text:span text:style-name="T1">background-color<text:tab/><text:tab/></text:span><text:span text:style-name="T44">Set the background color. Accepts the same values as </text:span><text:span text:style-name="T49">color</text:span><text:span text:style-name="T44">.</text:span></text:p>
      <text:p text:style-name="P5"><text:span text:style-name="T1"/></text:p>
      <text:p text:style-name="P5"><text:span text:style-name="T1">font-family<text:tab/><text:tab/><text:tab/></text:span><text:span text:style-name="T46">The font family, eg </text:span><text:span text:style-name="T51">Arial</text:span><text:span text:style-name="T46">, </text:span><text:span text:style-name="T51">Helvetica</text:span><text:span text:style-name="T46">, or more generically <text:tab/><text:tab/><text:tab/><text:tab/><text:tab/><text:tab/></text:span><text:span text:style-name="T51">sans-serif</text:span><text:span text:style-name="T46">. Will only work if the person viewing the page has <text:tab/><text:tab/><text:tab/><text:tab/><text:tab/>that font installed on their computer.</text:span></text:p>
      <text:p text:style-name="P5"><text:span text:style-name="T1">font-size<text:tab/><text:tab/><text:tab/><text:tab/></text:span><text:span text:style-name="T52">The font size, in pixels. Eg, </text:span><text:span text:style-name="T51">24px</text:span><text:span text:style-name="T52">.</text:span></text:p>
      <text:p text:style-name="P5"><text:span text:style-name="T1">font-weight<text:tab/><text:tab/><text:tab/></text:span><text:span text:style-name="T46">The font weight, eg, </text:span><text:span text:style-name="T51">normal</text:span><text:span text:style-name="T46"> or </text:span><text:span text:style-name="T51">bold</text:span><text:span text:style-name="T46">.</text:span></text:p>
      <text:p text:style-name="P5"><text:span text:style-name="T1"/></text:p>
      <text:p text:style-name="P6"><text:span text:style-name="T1">height<text:tab/></text:span><text:span text:style-name="T45">Set the height of the element. Most commonly as the number of <text:tab/>pixels (eg, </text:span><text:span text:style-name="T50">25px</text:span><text:span text:style-name="T45">) or a percentage of the parent element (eg, </text:span><text:span text:style-name="T50">50%</text:span><text:span text:style-name="T45">).</text:span></text:p>
      <text:p text:style-name="P5"><text:span text:style-name="T1">width<text:tab/><text:tab/><text:tab/><text:tab/></text:span><text:span text:style-name="T45">Set the width of the element. Takes the same values as </text:span><text:span text:style-name="T50">height</text:span><text:span text:style-name="T45">.</text:span></text:p>
      <text:p text:style-name="P5"><text:span text:style-name="T1"/></text:p>
      <text:p text:style-name="P5"><text:span text:style-name="T1">padding<text:tab/><text:tab/><text:tab/><text:tab/></text:span><text:span text:style-name="T53">Set the padding of the element, usually in pixels. </text:span><text:span text:style-name="T55">Eg, </text:span><text:span text:style-name="T62">30px</text:span><text:span text:style-name="T55">.</text:span></text:p>
      <text:p text:style-name="P7"><text:span text:style-name="T1"><text:tab/>padding-top<text:tab/><text:tab/></text:span><text:span text:style-name="T53">Set the padding on the </text:span><text:span text:style-name="T54">top</text:span><text:span text:style-name="T53"> side of the element.</text:span></text:p>
      <text:p text:style-name="P7"><text:span text:style-name="T1"><text:tab/>padding-right<text:tab/><text:tab/></text:span><text:span text:style-name="T54">Right</text:span><text:span text:style-name="T53"> padding.</text:span></text:p>
      <text:p text:style-name="P7"><text:span text:style-name="T1"><text:tab/>padding-bottom<text:tab/><text:tab/></text:span><text:span text:style-name="T54">Bottom</text:span><text:span text:style-name="T53"> padding.</text:span></text:p>
      <text:p text:style-name="P8"><text:span text:style-name="T1"><text:tab/>padding-left<text:tab/><text:tab/></text:span><text:span text:style-name="T54">Left</text:span><text:span text:style-name="T53"> padding.</text:span></text:p>
      <text:p text:style-name="P9"><text:span text:style-name="T1"/></text:p>
      <text:p text:style-name="P9"><text:span text:style-name="T1">margin<text:tab/><text:tab/><text:tab/><text:tab/></text:span><text:span text:style-name="T55">Set the margin of the element (the outside of the border), eg <text:tab/><text:tab/><text:tab/><text:tab/><text:tab/><text:tab/></text:span><text:span text:style-name="T62">30px</text:span><text:span text:style-name="T55">. Set the margin by side using </text:span><text:span text:style-name="T1">margin-top</text:span><text:span text:style-name="T56">,</text:span></text:p>
      <text:p text:style-name="P9"><text:span text:style-name="T56"><text:tab/><text:tab/><text:tab/><text:tab/><text:tab/></text:span><text:span text:style-name="T1">margin-right</text:span><text:span text:style-name="T56">, </text:span><text:span text:style-name="T1">margin-bottom</text:span><text:span text:style-name="T56">, </text:span><text:span text:style-name="T57">and </text:span><text:span text:style-name="T39">margin-left</text:span><text:span text:style-name="T42"> </text:span><text:span text:style-name="T43">as <text:tab/><text:tab/><text:tab/><text:tab/><text:tab/><text:tab/>with </text:span><text:span text:style-name="T38">padding</text:span><text:span text:style-name="T43">, above.</text:span></text:p>
      <text:p text:style-name="P5"><text:span text:style-name="T1"/></text:p>
      <text:p text:style-name="P9"><text:span text:style-name="T1">border<text:tab/><text:tab/><text:tab/><text:tab/></text:span><text:span text:style-name="T55">Set the border of the element: </text:span><text:span text:style-name="T62">width style color</text:span><text:span text:style-name="T55">. Eg </text:span><text:span text:style-name="T62">2px <text:tab/><text:tab/><text:tab/><text:tab/><text:tab/><text:tab/>solid black</text:span><text:span text:style-name="T55">. Can be dashed or dotted. You can use</text:span></text:p>
      <text:p text:style-name="P9"><text:span text:style-name="T55"><text:tab/><text:tab/><text:tab/><text:tab/><text:tab/></text:span><text:span text:style-name="T1">border-top</text:span><text:span text:style-name="T56">, </text:span><text:span text:style-name="T62">b</text:span><text:span text:style-name="T1">order-right</text:span><text:span text:style-name="T56">, </text:span><text:span text:style-name="T1">border-bottom</text:span><text:span text:style-name="T56">,</text:span></text:p>
      <text:p text:style-name="P9"><text:span text:style-name="T56"><text:tab/><text:tab/><text:tab/><text:tab/><text:tab/></text:span><text:span text:style-name="T1">border-left</text:span><text:span text:style-name="T56"> </text:span><text:span text:style-name="T55">as you can with </text:span><text:span text:style-name="T62">padding</text:span><text:span text:style-name="T55">, above.</text:span></text:p>
      <text:p text:style-name="P4"><text:span text:style-name="T1"/></text:p>
      <text:p text:style-name="P4"><text:span text:style-name="T1">display<text:tab/><text:tab/><text:tab/><text:tab/></text:span><text:span text:style-name="T59">How the element should be displayed. You'll mostly use </text:span><text:span text:style-name="T65">none</text:span><text:span text:style-name="T59"> <text:tab/><text:tab/><text:tab/><text:tab/><text:tab/><text:tab/>(don't show the element), </text:span><text:span text:style-name="T65">inline</text:span><text:span text:style-name="T59"> </text:span><text:span text:style-name="T60">(the element will not take up the <text:tab/><text:tab/><text:tab/><text:tab/><text:tab/>entire width of the page)</text:span><text:span text:style-name="T59">, </text:span><text:span text:style-name="T65">block</text:span><text:span text:style-name="T59"> </text:span><text:span text:style-name="T60">(the element will take up the <text:tab/><text:tab/><text:tab/><text:tab/><text:tab/><text:tab/>entire width of the page)</text:span><text:span text:style-name="T59">, </text:span><text:span text:style-name="T60">and </text:span><text:span text:style-name="T66">inline-block</text:span><text:span text:style-name="T60"> (the element will <text:tab/><text:tab/><text:tab/><text:tab/><text:tab/><text:tab/>not take up the entire width of the page, but you will be able to set <text:tab/><text:tab/><text:tab/><text:tab/><text:tab/>the width and height of the element)</text:span><text:span text:style-name="T59">.</text:span></text:p>
      <text:p text:style-name="P10"><text:span text:style-name="T2">z-index<text:tab/><text:tab/><text:tab/><text:tab/></text:span><text:span text:style-name="T61">Think of elements on an HTML page as layers: a higher </text:span><text:span text:style-name="T67">z-index</text:span><text:span text:style-name="T61"> <text:tab/><text:tab/><text:tab/><text:tab/><text:tab/>value makes an element appear on top of elements with lower </text:span></text:p>
      <text:p text:style-name="P10"><text:span text:style-name="T61"><text:tab/><text:tab/><text:tab/><text:tab/><text:tab/></text:span><text:span text:style-name="T67">z-index</text:span><text:span text:style-name="T61"> values.</text:span></text:p>
      <text:p text:style-name="P4"><text:span text:style-name="T1"/></text:p>
      <text:p text:style-name="P1"><text:span text:style-name="T7">list-style<text:tab/><text:tab/><text:tab/></text:span><text:span text:style-name="T58">Only applies to </text:span><text:span text:style-name="T15">&lt;ul&gt;</text:span><text:span text:style-name="T58"> elements. Handy for removing bullets from <text:tab/><text:tab/><text:tab/><text:tab/><text:tab/>a bulleted list, eg, </text:span><text:span text:style-name="T15">list-style: none</text:span><text:span text:style-name="T5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niglet" svg:font-family="Sniglet, ChunkFiveRegular, Arial, sans-serif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Corsiva Hebrew" svg:font-family="'Corsiva Hebrew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Courier1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3:20:53</meta:creation-date>
    <dc:date>2013-10-06T16:22:58</dc:date>
    <meta:editing-duration>PT2H49M38S</meta:editing-duration>
    <meta:editing-cycles>32</meta:editing-cycles>
    <meta:generator>LibreOffice/4.0.5.2$MacOSX_x86 LibreOffice_project/5464147a081647a250913f19c0715bca595af2f</meta:generator>
    <meta:document-statistic meta:table-count="0" meta:image-count="0" meta:object-count="0" meta:page-count="2" meta:paragraph-count="46" meta:word-count="758" meta:character-count="4482" meta:non-whitespace-character-count="3636"/>
  </office:meta>
</office:document-meta>
</file>